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shadow="none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Table_20_Contents">
      <style:text-properties officeooo:paragraph-rsid="001b8953"/>
    </style:style>
    <style:style style:name="P6" style:family="paragraph" style:parent-style-name="Table_20_Contents">
      <style:text-properties officeooo:paragraph-rsid="001d6df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paragraph-rsid="00200a86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36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3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3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2">　<text:span text:style-name="T1"><text:text-input text:description="&lt;o.partner_id.name&gt;">o.partner_id.name</text:text-input></text:span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4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8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8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5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7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7">数量</text:p>
          </table:table-cell>
          <table:covered-table-cell/>
          <table:table-cell table:style-name="表1.A12" table:number-columns-spanned="3" office:value-type="string">
            <text:p text:style-name="P7">単価</text:p>
          </table:table-cell>
          <table:covered-table-cell/>
          <table:covered-table-cell/>
          <table:table-cell table:style-name="表1.M12" table:number-columns-spanned="2" office:value-type="string">
            <text:p text:style-name="P7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>for each="invoice_line_ids in one_order.invoice_line_i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span text:style-name="T3">completion_date　(</text:span><text:text-input text:description="&lt;formatLang(invoice_line_ids.name, digits=0) or ''&gt;"/><text:text-input text:description="&lt;invoice_line_ids.name&gt;">invoice_line_ids.name)
</text:text-input>注文番号　purchace_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5" table:number-columns-spanned="2" office:value-type="string">
            <text:p text:style-name="P7"/>
          </table:table-cell>
          <table:covered-table-cell/>
          <table:table-cell table:style-name="表1.A15" table:number-columns-spanned="3" office:value-type="string">
            <text:p text:style-name="P7"/>
          </table:table-cell>
          <table:covered-table-cell/>
          <table:covered-table-cell/>
          <table:table-cell table:style-name="表1.A13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12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A19" office:value-type="string">
            <text:p text:style-name="P7"/>
          </table:table-cell>
          <table:table-cell table:style-name="表1.D19" table:number-columns-spanned="2" office:value-type="string">
            <text:p text:style-name="P7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19T19:08:35.950000000</dc:date>
    <meta:editing-duration>PT2H34S</meta:editing-duration>
    <meta:editing-cycles>6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3" meta:word-count="171" meta:character-count="799" meta:non-whitespace-character-count="770"/>
  </office:meta>
</office:document-meta>
</file>